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15.26pt"/>
    </style:style>
    <style:style style:name="co130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241.54pt"/>
    </style:style>
    <style:style style:name="co106" style:family="table-column">
      <style:table-column-properties fo:break-before="auto" style:column-width="213.56pt"/>
    </style:style>
    <style:style style:name="co107" style:family="table-column">
      <style:table-column-properties fo:break-before="auto" style:column-width="46.29pt"/>
    </style:style>
    <style:style style:name="co108" style:family="table-column">
      <style:table-column-properties fo:break-before="auto" style:column-width="260.39pt"/>
    </style:style>
    <style:style style:name="co109" style:family="table-column">
      <style:table-column-properties fo:break-before="auto" style:column-width="53.55pt"/>
    </style:style>
    <style:style style:name="co110" style:family="table-column">
      <style:table-column-properties fo:break-before="auto" style:column-width="273.74pt"/>
    </style:style>
    <style:style style:name="co111" style:family="table-column">
      <style:table-column-properties fo:break-before="auto" style:column-width="48.1pt"/>
    </style:style>
    <style:style style:name="co112" style:family="table-column">
      <style:table-column-properties fo:break-before="auto" style:column-width="256.25pt"/>
    </style:style>
    <style:style style:name="co113" style:family="table-column">
      <style:table-column-properties fo:break-before="auto" style:column-width="47.2pt"/>
    </style:style>
    <style:style style:name="co114" style:family="table-column">
      <style:table-column-properties fo:break-before="auto" style:column-width="338.74pt"/>
    </style:style>
    <style:style style:name="co115" style:family="table-column">
      <style:table-column-properties fo:break-before="auto" style:column-width="57.2pt"/>
    </style:style>
    <style:style style:name="co116" style:family="table-column">
      <style:table-column-properties fo:break-before="auto" style:column-width="356.91pt"/>
    </style:style>
    <style:style style:name="co117" style:family="table-column">
      <style:table-column-properties fo:break-before="auto" style:column-width="349.65pt"/>
    </style:style>
    <style:style style:name="co118" style:family="table-column">
      <style:table-column-properties fo:break-before="auto" style:column-width="49.01pt"/>
    </style:style>
    <style:style style:name="co119" style:family="table-column">
      <style:table-column-properties fo:break-before="auto" style:column-width="330.55pt"/>
    </style:style>
    <style:style style:name="co120" style:family="table-column">
      <style:table-column-properties fo:break-before="auto" style:column-width="56.3pt"/>
    </style:style>
    <style:style style:name="co121" style:family="table-column">
      <style:table-column-properties fo:break-before="auto" style:column-width="257.3pt"/>
    </style:style>
    <style:style style:name="co122" style:family="table-column">
      <style:table-column-properties fo:break-before="auto" style:column-width="253.45pt"/>
    </style:style>
    <style:style style:name="co123" style:family="table-column">
      <style:table-column-properties fo:break-before="auto" style:column-width="58.65pt"/>
    </style:style>
    <style:style style:name="co126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4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36"/>
        <table:table-column table:style-name="co90" table:default-cell-style-name="ce136"/>
        <table:table-column table:style-name="co91" table:default-cell-style-name="ce136"/>
        <table:table-column table:style-name="co92" table:default-cell-style-name="ce217"/>
        <table:table-column table:style-name="co93" table:default-cell-style-name="ce217"/>
        <table:table-column table:style-name="co94" table:default-cell-style-name="ce217"/>
        <table:table-column table:style-name="co128" table:default-cell-style-name="ce217"/>
        <table:table-column table:style-name="co129" table:default-cell-style-name="ce136"/>
        <table:table-column table:style-name="co5" table:default-cell-style-name="ce136"/>
        <table:table-column table:style-name="co131" table:default-cell-style-name="ce126"/>
        <table:table-column table:style-name="co129" table:default-cell-style-name="ce136"/>
        <table:table-column table:style-name="co5" table:default-cell-style-name="ce136"/>
        <table:table-column table:style-name="co131" table:default-cell-style-name="ce136"/>
        <table:table-column table:style-name="co132" table:default-cell-style-name="ce193"/>
        <table:table-row table:style-name="ro1">
          <table:table-cell table:style-name="ce118" office:value-type="string" calcext:value-type="string">
            <text:p>Hero</text:p>
          </table:table-cell>
          <table:table-cell table:style-name="ce166" office:value-type="string" calcext:value-type="string" table:number-columns-spanned="3" table:number-rows-spanned="1">
            <text:p>Starting Items</text:p>
          </table:table-cell>
          <table:covered-table-cell table:style-name="ce166"/>
          <table:covered-table-cell table:style-name="ce215"/>
          <table:table-cell table:style-name="ce2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26"/>
          <table:table-cell table:style-name="ce166" office:value-type="string" calcext:value-type="string" table:number-columns-spanned="3" table:number-rows-spanned="1">
            <text:p>Core Items</text:p>
          </table:table-cell>
          <table:covered-table-cell table:style-name="ce118"/>
          <table:covered-table-cell/>
          <table:table-cell table:style-name="ce16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30"/>
          <table:covered-table-cell table:style-name="ce231"/>
        </table:table-row>
        <table:table-row table:style-name="ro2">
          <table:table-cell table:style-name="ce119" office:value-type="string" calcext:value-type="string">
            <text:p>npc_dota_hero_crystal_maid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6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2" office:value-type="string" calcext:value-type="string">
            <text:p>item_blink</text:p>
          </table:table-cell>
          <table:table-cell table:style-name="ce120" office:value-type="string" calcext:value-type="string">
            <text:p>item_lotus_orb</text:p>
          </table:table-cell>
        </table:table-row>
        <table:table-row table:style-name="ro2">
          <table:table-cell table:style-name="ce120" office:value-type="string" calcext:value-type="string">
            <text:p>npc_dota_hero_juggernau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manta</text:p>
          </table:table-cell>
          <table:table-cell table:style-name="ce119" office:value-type="string" calcext:value-type="string">
            <text:p>item_diffusal_blade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abyssal_blade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0" office:value-type="string" calcext:value-type="string">
            <text:p>npc_dota_hero_sv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echo_sabre</text:p>
          </table:table-cell>
          <table:table-cell table:style-name="ce120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atanic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1" office:value-type="string" calcext:value-type="string">
            <text:p>npc_dota_hero_urs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<text:s text:c="2"/>item_lifesteal</text:p>
          </table:table-cell>
          <table:table-cell table:style-name="ce194" office:value-type="string" calcext:value-type="string">
            <text:p>item_phase_boots</text:p>
          </table:table-cell>
          <table:table-cell table:style-name="ce194" office:value-type="string" calcext:value-type="string">
            <text:p>item_vladmir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skadi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shadow_shama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refresher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venom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8"/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85" office:value-type="string" calcext:value-type="string">
            <text:p>item_magic_wand</text:p>
          </table:table-cell>
          <table:table-cell table:style-name="ce120" office:value-type="string" calcext:value-type="string">
            <text:p>item_veil_of_disc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21" office:value-type="string" calcext:value-type="string">
            <text:p>item_ultimate_scepter</text:p>
          </table:table-cell>
          <table:table-cell table:style-name="ce122" office:value-type="string" calcext:value-type="string">
            <text:p>item_shivas_guard</text:p>
          </table:table-cell>
        </table:table-row>
        <table:table-row table:style-name="ro1">
          <table:table-cell table:style-name="ce120" office:value-type="string" calcext:value-type="string">
            <text:p>npc_dota_hero_obsidian_destroy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5" office:value-type="string" calcext:value-type="string">
            <text:p>item_hurricane_pike</text:p>
          </table:table-cell>
          <table:table-cell table:style-name="ce185" office:value-type="string" calcext:value-type="string">
            <text:p>item_blink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moon_sh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death_prophe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/>
          <table:table-cell table:style-name="ce125"/>
          <table:table-cell table:style-name="ce228"/>
          <table:table-cell table:style-name="ce186" office:value-type="string" calcext:value-type="string">
            <text:p>item_bottle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cyclone</text:p>
          </table:table-cell>
          <table:table-cell table:style-name="ce122" office:value-type="string" calcext:value-type="string">
            <text:p>item_octarine_core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black_king_bar</text:p>
          </table:table-cell>
        </table:table-row>
        <table:table-row table:style-name="ro1">
          <table:table-cell table:style-name="ce120" office:value-type="string" calcext:value-type="string">
            <text:p>npc_dota_hero_queenofpa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6"/>
          <table:table-cell table:style-name="ce185" office:value-type="string" calcext:value-type="string">
            <text:p>item_orchi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mjollni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bristleba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blade_mail</text:p>
          </table:table-cell>
          <table:table-cell table:style-name="ce120" office:value-type="string" calcext:value-type="string">
            <text:p>item_crimson_guard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tidehunt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mekansm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vens_halberd</text:p>
          </table:table-cell>
        </table:table-row>
        <table:table-row table:style-name="ro1">
          <table:table-cell table:style-name="ce120" office:value-type="string" calcext:value-type="string">
            <text:p>npc_dota_hero_shredder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soul_ring</text:p>
          </table:table-cell>
          <table:table-cell table:style-name="ce186" office:value-type="string" calcext:value-type="string">
            <text:p>item_arcane_boots</text:p>
          </table:table-cell>
          <table:table-cell table:style-name="ce119" office:value-type="string" calcext:value-type="string">
            <text:p>item_bloodstone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1">
          <table:table-cell table:style-name="ce120" office:value-type="string" calcext:value-type="string">
            <text:p>npc_dota_hero_skywrath_mag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rod_of_atos</text:p>
          </table:table-cell>
          <table:table-cell table:style-name="ce120" office:value-type="string" calcext:value-type="string">
            <text:p>item_kaya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sand_king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  <table:table-cell table:style-name="ce120" office:value-type="string" calcext:value-type="string">
            <text:p>item_lotus_orb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20" office:value-type="string" calcext:value-type="string">
            <text:p>npc_dota_hero_lich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8"/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<text:s text:c="2"/>npc_dota_hero_faceless_void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1" office:value-type="string" calcext:value-type="string">
            <text:p>item_manta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mjollnir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120" office:value-type="string" calcext:value-type="string">
            <text:p>npc_dota_hero_nevermore</text:p>
          </table:table-cell>
          <table:table-cell table:style-name="ce170" office:value-type="string" calcext:value-type="string">
            <text:p>item_wraith_band</text:p>
          </table:table-cell>
          <table:table-cell table:style-name="ce170" office:value-type="string" calcext:value-type="string">
            <text:p>item_branches</text:p>
          </table:table-cell>
          <table:table-cell table:style-name="ce170" office:value-type="string" calcext:value-type="string">
            <text:p>item_tango</text:p>
          </table:table-cell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6" office:value-type="string" calcext:value-type="string">
            <text:p>item_ring_of_aquila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  <table:table-cell table:style-name="ce120" office:value-type="string" calcext:value-type="string">
            <text:p>item_orchid</text:p>
          </table:table-cell>
        </table:table-row>
        <table:table-row table:style-name="ro1">
          <table:table-cell table:style-name="ce120" office:value-type="string" calcext:value-type="string">
            <text:p>npc_dota_hero_tiny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20" office:value-type="string" calcext:value-type="string">
            <text:p>item_orchid</text:p>
          </table:table-cell>
          <table:table-cell table:style-name="ce122" office:value-type="string" calcext:value-type="string">
            <text:p>item_heart</text:p>
          </table:table-cell>
        </table:table-row>
        <table:table-row table:style-name="ro1">
          <table:table-cell table:style-name="ce120" office:value-type="string" calcext:value-type="string">
            <text:p><text:s text:c="2"/>npc_dota_hero_dazzl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solar_crest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glimmer_cape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n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7"/>
          <table:table-cell table:style-name="ce125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cyclone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egion_command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de_mail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2">
          <table:table-cell table:style-name="ce207" office:value-type="string" calcext:value-type="string">
            <text:p>npc_dota_hero_drow_rang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6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7" office:value-type="string" calcext:value-type="string">
            <text:p>item_boots_of_elves</text:p>
          </table:table-cell>
          <table:table-cell table:style-name="ce126" office:value-type="string" calcext:value-type="string">
            <text:p>item_magic_wand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22" office:value-type="string" calcext:value-type="string">
            <text:p>item_mjollnir</text:p>
          </table:table-cell>
          <table:table-cell table:style-name="ce122"/>
        </table:table-row>
        <table:table-row table:style-name="ro1">
          <table:table-cell table:style-name="ce122" office:value-type="string" calcext:value-type="string">
            <text:p><text:s text:c="2"/>npc_dota_hero_razo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125"/>
          <table:table-cell table:style-name="ce228" table:number-columns-repeated="2"/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ancient_janggo</text:p>
          </table:table-cell>
          <table:table-cell table:style-name="ce120" office:value-type="string" calcext:value-type="string">
            <text:p>item_sange_and_yasha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1">
          <table:table-cell table:style-name="ce121" office:value-type="string" calcext:value-type="string">
            <text:p>npc_dota_hero_skeleton_king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0" office:value-type="string" calcext:value-type="string">
            <text:p>item_assault</text:p>
          </table:table-cell>
          <table:table-cell table:style-name="ce122" office:value-type="string" calcext:value-type="string">
            <text:p>item_heart</text:p>
          </table:table-cell>
          <table:table-cell table:style-name="ce122"/>
        </table:table-row>
        <table:table-row table:style-name="ro1">
          <table:table-cell table:style-name="ce119" office:value-type="string" calcext:value-type="string">
            <text:p>npc_dota_hero_snip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8"/>
          <table:table-cell table:style-name="ce185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hurricane_pike</text:p>
          </table:table-cell>
          <table:table-cell table:style-name="ce121" office:value-type="string" calcext:value-type="string">
            <text:p>item_mjollnir</text:p>
          </table:table-cell>
          <table:table-cell table:style-name="ce120" office:value-type="string" calcext:value-type="string">
            <text:p>item_invis_sword</text:p>
          </table:table-cell>
          <table:table-cell table:style-name="ce122" office:value-type="string" calcext:value-type="string">
            <text:p>item_greater_crit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211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9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86" office:value-type="string" calcext:value-type="string">
            <text:p>item_aether_lens</text:p>
          </table:table-cell>
          <table:table-cell table:style-name="ce121"/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211" office:value-type="string" calcext:value-type="string">
            <text:p>item_cyclone</text:p>
          </table:table-cell>
        </table:table-row>
        <table:table-row table:style-name="ro2">
          <table:table-cell table:style-name="ce123" office:value-type="string" calcext:value-type="string">
            <text:p><text:s/>npc_dota_hero_phantom_assass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light_stone</text:p>
          </table:table-cell>
          <table:table-cell table:style-name="ce126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6" office:value-type="string" calcext:value-type="string">
            <text:p>item_desolator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monkey_king_bar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chaos_knigh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echo_sabre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4" office:value-type="string" calcext:value-type="string">
            <text:p>npc_dota_hero_phantom_l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diffusal_blade</text:p>
          </table:table-cell>
          <table:table-cell table:style-name="ce120" office:value-type="string" calcext:value-type="string">
            <text:p>item_manta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butterfly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warlo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7" table:number-columns-repeated="2"/>
          <table:table-cell table:style-name="ce186" office:value-type="string" calcext:value-type="string">
            <text:p>item_arcane_boots</text:p>
          </table:table-cell>
          <table:table-cell table:style-name="ce186" office:value-type="string" calcext:value-type="string">
            <text:p>item_hand_of_midas</text:p>
          </table:table-cell>
          <table:table-cell table:style-name="ce185" office:value-type="string" calcext:value-type="string">
            <text:p>item_ultimate_scepter</text:p>
          </table:table-cell>
          <table:table-cell table:style-name="ce120" office:value-type="string" calcext:value-type="string">
            <text:p>item_force_staff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octarine_core</text:p>
          </table:table-cell>
          <table:table-cell table:style-name="ce12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25"/>
          <table:table-cell table:number-columns-repeated="2"/>
          <table:table-cell table:style-name="ce134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0" table:default-cell-style-name="ce198"/>
        <table:table-column table:style-name="co106" table:default-cell-style-name="ce198"/>
        <table:table-column table:style-name="co107" table:default-cell-style-name="ce198"/>
        <table:table-column table:style-name="co108" table:default-cell-style-name="ce198"/>
        <table:table-column table:style-name="co109" table:default-cell-style-name="ce198"/>
        <table:table-column table:style-name="co110" table:default-cell-style-name="ce198"/>
        <table:table-column table:style-name="co111" table:default-cell-style-name="ce198"/>
        <table:table-column table:style-name="co108" table:default-cell-style-name="ce198"/>
        <table:table-column table:style-name="co107" table:default-cell-style-name="ce198"/>
        <table:table-column table:style-name="co112" table:default-cell-style-name="ce198"/>
        <table:table-column table:style-name="co113" table:default-cell-style-name="ce198"/>
        <table:table-column table:style-name="co114" table:default-cell-style-name="ce198"/>
        <table:table-column table:style-name="co115" table:default-cell-style-name="ce198"/>
        <table:table-column table:style-name="co116" table:default-cell-style-name="ce198"/>
        <table:table-column table:style-name="co107" table:default-cell-style-name="ce198"/>
        <table:table-column table:style-name="co117" table:default-cell-style-name="ce198"/>
        <table:table-column table:style-name="co118" table:default-cell-style-name="ce198"/>
        <table:table-column table:style-name="co119" table:default-cell-style-name="ce252"/>
        <table:table-column table:style-name="co120" table:default-cell-style-name="ce252"/>
        <table:table-column table:style-name="co121" table:default-cell-style-name="ce198"/>
        <table:table-column table:style-name="co113" table:default-cell-style-name="ce188"/>
        <table:table-column table:style-name="co122" table:default-cell-style-name="ce198"/>
        <table:table-column table:style-name="co123" table:default-cell-style-name="ce198"/>
        <table:table-column table:style-name="co126" table:default-cell-style-name="ce198"/>
        <table:table-column table:style-name="co10" table:default-cell-style-name="ce198"/>
        <table:table-column table:style-name="co10" table:number-columns-repeated="999" table:default-cell-style-name="ce239"/>
        <table:table-row table:style-name="ro1">
          <table:table-cell table:style-name="ce172" office:value-type="string" calcext:value-type="string">
            <text:p>Skill Name</text:p>
          </table:table-cell>
          <table:table-cell table:style-name="ce199" office:value-type="string" calcext:value-type="string" table:number-columns-spanned="2" table:number-rows-spanned="1">
            <text:p>Any Mode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Team Fight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TEAM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PUSH_TOWER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ATTACK</text:p>
          </table:table-cell>
          <table:covered-table-cell table:style-name="ce250"/>
          <table:table-cell table:style-name="ce199" office:value-type="string" calcext:value-type="string" table:number-columns-spanned="2" table:number-rows-spanned="1">
            <text:p>BOT_MODE_LANING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BOT_MODE_ROSHAN 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FAR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TOWER</text:p>
          </table:table-cell>
          <table:covered-table-cell table:style-name="ce259"/>
          <table:table-cell table:style-name="ce250" office:value-type="string" calcext:value-type="string" table:number-columns-spanned="2" table:number-rows-spanned="1">
            <text:p>BOT_MODE_RETREAT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ALLY</text:p>
          </table:table-cell>
          <table:covered-table-cell table:style-name="ce250"/>
          <table:table-cell table:number-columns-repeated="999"/>
        </table:table-row>
        <table:table-row table:style-name="ro1">
          <table:table-cell table:style-name="ce176" office:value-type="string" calcext:value-type="string">
            <text:p>crystal_maiden_crystal_nova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crystal_maiden_frostbite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0" office:value-type="string" calcext:value-type="string">
            <text:p>crystal_maiden_freezing_field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4" table:number-columns-repeated="2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frost_arrows 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wave_of_silence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trueshot </text:p>
          </table:table-cell>
          <table:table-cell table:style-name="ce188" table:number-columns-repeated="2"/>
          <table:table-cell table:style-name="ce188" office:value-type="string" calcext:value-type="string">
            <text:p>three_and_more_ally_creep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three_and_more_ally_creeps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three_and_more_ally_creeps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blade_fury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aoe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healing_ward 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omni_slas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ether_shock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voodoo 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shackles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37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4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mass_serpent_ward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table:number-columns-repeated="4"/>
          <table:table-cell table:style-name="ce212" office:value-type="string" calcext:value-type="string">
            <text:p>attacked_enemy_building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/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arthshock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/>
          <table:table-cell table:style-name="ce249" table:number-columns-repeated="2"/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3" office:value-type="float" office:value="60" calcext:value-type="float">
            <text:p>6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ursa_overpower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nrage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skeleton_king_hellfire_blas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shrapne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12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assassinat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lion_impal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80" calcext:value-type="float">
            <text:p>8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voodoo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mana_drain</text:p>
          </table:table-cell>
          <table:table-cell table:style-name="ce188" table:number-columns-repeated="4"/>
          <table:table-cell table:style-name="ce212" table:number-columns-repeated="4"/>
          <table:table-cell table:style-name="ce225" table:number-columns-repeated="2"/>
          <table:table-cell table:style-name="ce212" office:value-type="string" calcext:value-type="string">
            <text:p>use_on_attack_enemy_with_mana_when_low_mp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49" office:value-type="string" calcext:value-type="string">
            <text:p>use_on_attack_enemy_with_mana_when_low_mp</text:p>
          </table:table-cell>
          <table:table-cell table:style-name="ce249" office:value-type="float" office:value="70" calcext:value-type="float">
            <text:p>70</text:p>
          </table:table-cell>
          <table:table-cell table:style-name="ce203"/>
          <table:table-cell table:style-name="ce206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82" office:value-type="string" calcext:value-type="string">
            <text:p>lion_finger_of_deat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storm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warcry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sven_gods_strength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nova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armor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dark_ritual</text:p>
          </table:table-cell>
          <table:table-cell table:style-name="ce188" office:value-type="string" calcext:value-type="string">
            <text:p>low_hp_ally_creep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chain_frost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/>
          <table:table-cell table:style-name="ce225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3"/>
          <table:table-cell table:style-name="ce206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stifling_dagger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phantom_strike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chaos_knight_chaos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chaos_knight_reality_rift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chaos_knight_phantasm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spirit_lanc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doppelwalk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phantom_edge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fatal_bonds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shadow_word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5" calcext:value-type="float">
            <text:p>75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5" calcext:value-type="float">
            <text:p>75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upheava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40" calcext:value-type="float">
            <text:p>4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rain_of_chaos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/>
          <table:table-cell table:style-name="ce225"/>
          <table:table-cell table:style-name="ce212"/>
          <table:table-cell table:style-name="ce225"/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20" calcext:value-type="float">
            <text:p>2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33"/>
        <table:table-column table:style-name="co66" table:default-cell-style-name="ce233"/>
        <table:table-column table:style-name="co67" table:default-cell-style-name="ce233"/>
        <table:table-column table:style-name="co68" table:default-cell-style-name="ce233"/>
        <table:table-column table:style-name="co69" table:default-cell-style-name="ce233"/>
        <table:table-column table:style-name="co78" table:default-cell-style-name="ce233"/>
        <table:table-column table:style-name="co130" table:default-cell-style-name="ce233"/>
        <table:table-column table:style-name="co72" table:default-cell-style-name="ce233"/>
        <table:table-column table:style-name="co73" table:default-cell-style-name="ce233"/>
        <table:table-column table:style-name="co74" table:default-cell-style-name="ce233"/>
        <table:table-column table:style-name="co75" table:default-cell-style-name="ce233"/>
        <table:table-column table:style-name="co76" table:default-cell-style-name="ce233"/>
        <table:table-column table:style-name="co10" table:number-columns-repeated="1008" table:default-cell-style-name="ce269"/>
        <table:table-row table:style-name="ro1">
          <table:table-cell table:style-name="ce265" office:value-type="string" calcext:value-type="string">
            <text:p>Algorithm</text:p>
          </table:table-cell>
          <table:table-cell table:style-name="ce271" office:value-type="string" calcext:value-type="string" table:number-columns-spanned="2" table:number-rows-spanned="1">
            <text:p>Push TOP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MID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BOT desire</text:p>
          </table:table-cell>
          <table:covered-table-cell table:style-name="ce265"/>
          <table:table-cell table:style-name="ce265" office:value-type="string" calcext:value-type="string">
            <text:p>Roam desire</text:p>
          </table:table-cell>
          <table:table-cell table:style-name="ce265" office:value-type="string" calcext:value-type="string">
            <text:p>Roshan desire</text:p>
          </table:table-cell>
          <table:table-cell table:style-name="ce265" office:value-type="string" calcext:value-type="string">
            <text:p>Defend TOP desire</text:p>
          </table:table-cell>
          <table:table-cell table:style-name="ce265" office:value-type="string" calcext:value-type="string">
            <text:p>Defend MID desire</text:p>
          </table:table-cell>
          <table:table-cell table:style-name="ce265" office:value-type="string" calcext:value-type="string">
            <text:p>Defend BOT desire</text:p>
          </table:table-cell>
          <table:table-cell table:style-name="ce270" table:number-columns-repeated="1008"/>
        </table:table-row>
        <table:table-row table:style-name="ro1">
          <table:table-cell table:style-name="ce220" office:value-type="string" calcext:value-type="string">
            <text:p>ally_mega_creep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aegi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cheese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ax_kills_enemy_hero_alive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max_kills_ally_hero_alive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5_minutes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15_minute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top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ore_ally_heroes_alive_then_enemy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6:14:28.598681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8T16:15:11.072977345</dc:date>
    <meta:editing-duration>P1DT7H59M25S</meta:editing-duration>
    <meta:editing-cycles>1503</meta:editing-cycles>
    <meta:document-statistic meta:table-count="9" meta:cell-count="2350" meta:object-count="0"/>
  </office:meta>
</office:document-meta>
</file>